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698cm"/>
    </style:style>
    <style:style style:name="Tableau4.E" style:family="table-column">
      <style:table-column-properties style:column-width="2.212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2cm" fo:margin-left="0cm" table:align="left" style:writing-mode="lr-tb"/>
    </style:style>
    <style:style style:name="Tableau6.A" style:family="table-column">
      <style:table-column-properties style:column-width="1.602cm"/>
    </style:style>
    <style:style style:name="Tableau6.B" style:family="table-column">
      <style:table-column-properties style:column-width="3.602cm"/>
    </style:style>
    <style:style style:name="Tableau6.C" style:family="table-column">
      <style:table-column-properties style:column-width="3.101cm"/>
    </style:style>
    <style:style style:name="Tableau6.D" style:family="table-column">
      <style:table-column-properties style:column-width="9.202cm"/>
    </style:style>
    <style:style style:name="Tableau6.E" style:family="table-column">
      <style:table-column-properties style:column-width="1.496cm"/>
    </style:style>
    <style:style style:name="Tableau6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6.2" style:family="table-row">
      <style:table-row-properties style:min-row-height="1.561cm"/>
    </style:style>
    <style:style style:name="Tableau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2cm" fo:margin-left="0cm" table:align="left" style:writing-mode="lr-tb"/>
    </style:style>
    <style:style style:name="Tableau5.A" style:family="table-column">
      <style:table-column-properties style:column-width="1.438cm"/>
    </style:style>
    <style:style style:name="Tableau5.B" style:family="table-column">
      <style:table-column-properties style:column-width="4.487cm"/>
    </style:style>
    <style:style style:name="Tableau5.C" style:family="table-column">
      <style:table-column-properties style:column-width="1.422cm"/>
    </style:style>
    <style:style style:name="Tableau5.D" style:family="table-column">
      <style:table-column-properties style:column-width="7.692cm"/>
    </style:style>
    <style:style style:name="Tableau5.E" style:family="table-column">
      <style:table-column-properties style:column-width="1.983cm"/>
    </style:style>
    <style:style style:name="Tableau5.F" style:family="table-column">
      <style:table-column-properties style:column-width="1.98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561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4.958cm"/>
    </style:style>
    <style:style style:name="Tableau1.B" style:family="table-column">
      <style:table-column-properties style:column-width="4.648cm"/>
    </style:style>
    <style:style style:name="Tableau1.C" style:family="table-column">
      <style:table-column-properties style:column-width="3.297cm"/>
    </style:style>
    <style:style style:name="Tableau1.D" style:family="table-column">
      <style:table-column-properties style:column-width="6.1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D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6cm" fo:margin-left="0cm" table:align="left" style:writing-mode="lr-tb"/>
    </style:style>
    <style:style style:name="Tableau3.A" style:family="table-column">
      <style:table-column-properties style:column-width="3.196cm"/>
    </style:style>
    <style:style style:name="Tableau3.B" style:family="table-column">
      <style:table-column-properties style:column-width="3.113cm"/>
    </style:style>
    <style:style style:name="Tableau3.C" style:family="table-column">
      <style:table-column-properties style:column-width="3.194cm"/>
    </style:style>
    <style:style style:name="Tableau3.D" style:family="table-column">
      <style:table-column-properties style:column-width="3.399cm"/>
    </style:style>
    <style:style style:name="Tableau3.E" style:family="table-column">
      <style:table-column-properties style:column-width="6.103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afb5b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fd82cf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e30ea8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fd82c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1" style:family="paragraph" style:parent-style-name="Standard">
      <style:text-properties style:font-name="Arial" fo:font-size="11pt" fo:language="zxx" fo:country="none" fo:font-weight="bold" officeooo:rsid="007a8b82" officeooo:paragraph-rsid="00fd82c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fd82c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df9705" officeooo:paragraph-rsid="00fd82c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4" style:family="paragraph" style:parent-style-name="Standard">
      <style:text-properties style:font-name="Arial" fo:font-size="11pt" fo:language="zxx" fo:country="none" fo:font-weight="normal" officeooo:rsid="007a8b82" officeooo:paragraph-rsid="00e30ea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fd82cf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fd82cf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d82cf" officeooo:paragraph-rsid="00fd82cf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e001e" officeooo:paragraph-rsid="00fe001e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a855b9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7" style:family="paragraph" style:parent-style-name="Standard">
      <style:paragraph-properties fo:break-before="page"/>
      <style:text-properties style:font-name="Arial" fo:font-size="11pt" fo:font-weight="bold" officeooo:paragraph-rsid="00e30ea8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1pt" fo:font-weight="bold" officeooo:rsid="006a3902" officeooo:paragraph-rsid="00fafb5b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 fo:break-before="page"/>
      <style:text-properties style:font-name="Arial" fo:font-size="11pt" fo:font-weight="bold" officeooo:rsid="006a3902" officeooo:paragraph-rsid="0088699f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0pt" officeooo:paragraph-rsid="00fd82cf" style:font-size-asian="10p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officeooo:rsid="00e30ea8" officeooo:paragraph-rsid="00e30ea8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fd82cf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e30ea8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fafb5b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e30ea8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fafb5b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fd82cf" style:font-size-asian="10pt" style:font-weight-asian="bold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fd82cf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fafb5b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fo:font-weight="bold" officeooo:rsid="00d1f4b4" officeooo:paragraph-rsid="00848d57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100f" officeooo:paragraph-rsid="00fd82cf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30ea8" officeooo:paragraph-rsid="00e30ea8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0pt" fo:font-weight="bold" officeooo:rsid="00fafb5b" officeooo:paragraph-rsid="00fafb5b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0pt" fo:font-weight="bold" officeooo:rsid="00fbb892" officeooo:paragraph-rsid="00fbb892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fd82cf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30ea8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6a3902" officeooo:paragraph-rsid="00e50a7e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30ea8" officeooo:paragraph-rsid="00e30ea8" style:font-size-asian="6pt" style:font-weight-asian="normal" style:font-size-complex="6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6pt" fo:font-weight="normal" officeooo:rsid="00ee0080" officeooo:paragraph-rsid="00ee0080" style:font-size-asian="6pt" style:font-weight-asian="normal" style:font-size-complex="6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6pt" fo:font-weight="normal" officeooo:rsid="00fafb5b" officeooo:paragraph-rsid="00fafb5b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60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e30ea8" style:font-size-asian="7pt" style:font-size-complex="7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62" style:family="paragraph" style:parent-style-name="Table_20_Contents">
      <style:paragraph-properties fo:text-align="center" style:justify-single-word="false"/>
      <style:text-properties style:font-name="Arial" fo:font-size="7pt" officeooo:paragraph-rsid="00e30ea8" style:font-size-asian="7pt" style:font-size-complex="7p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fafb5b" style:font-size-asian="6.09999990463257pt" style:font-size-complex="7p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9pt" fo:font-weight="bold" officeooo:rsid="00e50a7e" officeooo:paragraph-rsid="00e50a7e" style:font-size-asian="9pt" style:font-weight-asian="bold" style:font-size-complex="9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size="9pt" officeooo:rsid="006a3902" officeooo:paragraph-rsid="00fafb5b" style:font-size-asian="9pt" style:font-size-complex="9pt"/>
    </style:style>
    <style:style style:name="P67" style:family="paragraph" style:parent-style-name="Standard">
      <style:text-properties officeooo:paragraph-rsid="0073ab57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fd82cf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6pt" fo:font-weight="normal" officeooo:paragraph-rsid="00fd82cf" style:font-size-asian="6pt" style:language-asian="zxx" style:country-asian="none" style:font-weight-asian="normal" style:font-size-complex="6pt" style:language-complex="zxx" style:country-complex="none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0pt" fo:font-weight="bold" officeooo:rsid="0047e591" officeooo:paragraph-rsid="00fd82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ad9be0" officeooo:paragraph-rsid="00fd82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0pt" fo:font-weight="bold" officeooo:rsid="00df9705" officeooo:paragraph-rsid="00fd82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4" style:family="paragraph" style:parent-style-name="Standard">
      <style:text-properties fo:font-weight="bold" officeooo:paragraph-rsid="00adb61c" style:font-weight-asian="bold" style:font-weight-complex="bold"/>
    </style:style>
    <style:style style:name="P75" style:family="paragraph" style:parent-style-name="Standard">
      <style:text-properties style:font-name="Arial" fo:font-size="11pt" fo:font-weight="bold" officeooo:paragraph-rsid="00fd82cf" style:font-size-asian="11pt" style:font-weight-asian="bold" style:font-size-complex="11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normal" officeooo:rsid="007a8b82" officeooo:paragraph-rsid="00b6af5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11pt" fo:font-weight="normal" officeooo:rsid="00fd82cf" officeooo:paragraph-rsid="01040c80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9pt" officeooo:paragraph-rsid="00fafb5b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9pt" officeooo:rsid="00fff8a3" officeooo:paragraph-rsid="00fff8a3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fff8a3" style:font-size-asian="6pt" style:font-weight-asian="normal" style:font-size-complex="6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fo:language="zxx" fo:country="none" officeooo:rsid="00ffbfce" style:language-asian="zxx" style:country-asian="none" style:language-complex="zxx" style:country-complex="none"/>
    </style:style>
    <style:style style:name="T4" style:family="text">
      <style:text-properties fo:language="zxx" fo:country="none" officeooo:rsid="00b9cc3f" style:language-asian="zxx" style:country-asian="none" style:language-complex="zxx" style:country-complex="none"/>
    </style:style>
    <style:style style:name="T5" style:family="text">
      <style:text-properties fo:language="zxx" fo:country="none" officeooo:rsid="00f93a44" style:language-asian="zxx" style:country-asian="none" style:language-complex="zxx" style:country-complex="none"/>
    </style:style>
    <style:style style:name="T6" style:family="text">
      <style:text-properties officeooo:rsid="0035fdfc"/>
    </style:style>
    <style:style style:name="T7" style:family="text">
      <style:text-properties officeooo:rsid="00fafb5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4de8f2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style:font-name="Arial" fo:font-size="11pt" officeooo:rsid="00a25f00" style:font-size-asian="11pt" style:font-size-complex="11pt"/>
    </style:style>
    <style:style style:name="T13" style:family="text">
      <style:text-properties style:font-name="Arial" fo:font-size="11pt" officeooo:rsid="00b43443" style:font-size-asian="11pt" style:font-size-complex="11pt"/>
    </style:style>
    <style:style style:name="T14" style:family="text">
      <style:text-properties style:font-name="Arial" fo:font-size="11pt" officeooo:rsid="00b6124b" style:font-size-asian="11pt" style:font-size-complex="11pt"/>
    </style:style>
    <style:style style:name="T15" style:family="text">
      <style:text-properties style:font-name="Arial" fo:font-size="11pt" officeooo:rsid="00bcabf8" style:font-size-asian="11pt" style:font-size-complex="11pt"/>
    </style:style>
    <style:style style:name="T16" style:family="text">
      <style:text-properties style:font-name="Arial" fo:font-size="11pt" officeooo:rsid="00e194be" style:font-size-asian="11pt" style:font-size-complex="11pt"/>
    </style:style>
    <style:style style:name="T17" style:family="text">
      <style:text-properties officeooo:rsid="005c9b13"/>
    </style:style>
    <style:style style:name="T18" style:family="text">
      <style:text-properties officeooo:rsid="00adb61c"/>
    </style:style>
    <style:style style:name="T19" style:family="text">
      <style:text-properties officeooo:rsid="00b201f7"/>
    </style:style>
    <style:style style:name="T20" style:family="text">
      <style:text-properties officeooo:rsid="00bb6c3d"/>
    </style:style>
    <style:style style:name="T21" style:family="text">
      <style:text-properties officeooo:rsid="00bd9f7f"/>
    </style:style>
    <style:style style:name="T22" style:family="text">
      <style:text-properties officeooo:rsid="00ccd640"/>
    </style:style>
    <style:style style:name="T23" style:family="text">
      <style:text-properties officeooo:rsid="00d4100f"/>
    </style:style>
    <style:style style:name="T24" style:family="text">
      <style:text-properties officeooo:rsid="00df9705"/>
    </style:style>
    <style:style style:name="T25" style:family="text">
      <style:text-properties fo:font-size="10pt" officeooo:rsid="00df9705" style:font-size-asian="10pt" style:font-size-complex="10pt"/>
    </style:style>
    <style:style style:name="T26" style:family="text">
      <style:text-properties officeooo:rsid="00e194be"/>
    </style:style>
    <style:style style:name="T27" style:family="text">
      <style:text-properties officeooo:rsid="00e30ea8"/>
    </style:style>
    <style:style style:name="T28" style:family="text">
      <style:text-properties officeooo:rsid="00e90f5a"/>
    </style:style>
    <style:style style:name="T29" style:family="text">
      <style:text-properties officeooo:rsid="005a2417"/>
    </style:style>
    <style:style style:name="T30" style:family="text">
      <style:text-properties officeooo:rsid="00fff8a3"/>
    </style:style>
    <style:style style:name="T31" style:family="text">
      <style:text-properties officeooo:rsid="00fffdee"/>
    </style:style>
    <style:style style:name="T32" style:family="text">
      <style:text-properties fo:font-size="7pt" officeooo:rsid="00781ec0" style:font-size-asian="6.09999990463257pt" style:font-size-complex="7pt"/>
    </style:style>
    <style:style style:name="T33" style:family="text">
      <style:text-properties officeooo:rsid="01000d6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4">Réf.<text:span text:style-name="T17"> contrôle</text:span></text:p>
          </table:table-cell>
          <table:table-cell table:style-name="Tableau2.A1" office:value-type="string">
            <text:p text:style-name="P16">{control_ref}</text:p>
          </table:table-cell>
          <table:table-cell table:style-name="Tableau2.C1" table:number-rows-spanned="5" office:value-type="string">
            <text:p text:style-name="P6">{photoDefault}</text:p>
          </table:table-cell>
        </table:table-row>
        <table:table-row table:style-name="Tableau2.2">
          <table:table-cell table:style-name="Tableau2.A2" office:value-type="string">
            <text:p text:style-name="P24">Objet contr<text:span text:style-name="T22">ô</text:span>lé</text:p>
          </table:table-cell>
          <table:table-cell table:style-name="Tableau2.A2" office:value-type="string">
            <text:p text:style-name="P22">{object_type}{object_label_ref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23">Date de contrôle </text:p>
          </table:table-cell>
          <table:table-cell table:style-name="Tableau2.A2" office:value-type="string">
            <text:p text:style-name="P18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5">Proje<text:span text:style-name="T21">t</text:span></text:p>
          </table:table-cell>
          <table:table-cell table:style-name="Tableau2.A2" office:value-type="string">
            <text:p text:style-name="P15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5"><text:span text:style-name="T19">Réf. m</text:span>odèle</text:p>
            <text:p text:style-name="P26">de contrôle</text:p>
          </table:table-cell>
          <table:table-cell table:style-name="Tableau2.A2" office:value-type="string">
            <text:p text:style-name="P15">{sheet_ref} - {sheet_label}</text:p>
          </table:table-cell>
          <table:covered-table-cell table:style-name="Tableau2.C1"/>
        </table:table-row>
        <table:table-row table:style-name="Tableau2.6">
          <table:table-cell table:style-name="Tableau2.A6" table:number-columns-spanned="2" office:value-type="string">
            <text:p text:style-name="P69">Verdict</text:p>
          </table:table-cell>
          <table:covered-table-cell/>
          <table:table-cell table:style-name="Tableau2.C6" office:value-type="string">
            <text:p text:style-name="P64">{verdict}</text:p>
          </table:table-cell>
        </table:table-row>
      </table:table>
      <text:p text:style-name="P67"/>
      <text:p text:style-name="P9">Note publique : <text:span text:style-name="T8">{public_note}</text:span></text:p>
      <text:p text:style-name="P76"/>
      <text:p text:style-name="P74"><text:span text:style-name="T9">Liste des </text:span><text:span text:style-name="T10">points contr</text:span><text:span text:style-name="T12">ô</text:span><text:span text:style-name="T10">lés, </text:span><text:span text:style-name="T13">observations et réponse</text:span><text:span text:style-name="T16">(s)</text:span><text:span text:style-name="T11"> </text:span><text:span text:style-name="T14">à </text:span><text:span text:style-name="T15">la </text:span><text:span text:style-name="T14">question</text:span></text:p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5">Réf</text:p>
            <text:p text:style-name="P53">Question</text:p>
          </table:table-cell>
          <table:table-cell table:style-name="Tableau4.A1" office:value-type="string">
            <text:p text:style-name="P38">Titre - Description</text:p>
          </table:table-cell>
          <table:table-cell table:style-name="Tableau4.A1" office:value-type="string">
            <text:p text:style-name="P38">Réf</text:p>
            <text:p text:style-name="P53">Réponse</text:p>
          </table:table-cell>
          <table:table-cell table:style-name="Tableau4.A1" office:value-type="string">
            <text:p text:style-name="P43">Observations</text:p>
          </table:table-cell>
          <table:table-cell table:style-name="Tableau4.E1" office:value-type="string">
            <text:p text:style-name="P45">Réponse<text:span text:style-name="T26">(s)</text:span></text:p>
          </table:table-cell>
        </table:table-row>
        <table:table-row table:style-name="Tableau4.2">
          <table:table-cell table:style-name="Tableau4.A2" office:value-type="string">
            <text:p text:style-name="P61">[!-- BEGIN row.questions --]</text:p>
            <text:p text:style-name="P61">{ref}</text:p>
          </table:table-cell>
          <table:table-cell table:style-name="Tableau4.B2" office:value-type="string">
            <text:p text:style-name="P32">{label}</text:p>
            <text:p text:style-name="P32">Description : {description}</text:p>
          </table:table-cell>
          <table:table-cell table:style-name="Tableau4.C2" office:value-type="string">
            <text:p text:style-name="P59">{ref_answer}</text:p>
          </table:table-cell>
          <table:table-cell table:style-name="Tableau4.D2" office:value-type="string">
            <text:p text:style-name="P31">{comment}</text:p>
          </table:table-cell>
          <table:table-cell table:style-name="Tableau4.E2" office:value-type="string">
            <text:p text:style-name="P58">{answer}</text:p>
            <text:p text:style-name="P54">[!-- END row.questions --]</text:p>
          </table:table-cell>
        </table:table-row>
      </table:table>
      <text:p text:style-name="P8"/>
      <text:p text:style-name="P29">Liste des <text:span text:style-name="T7">objets controlés</text:span>, observations et réponse(s) à la question</text:p>
      <text:p text:style-name="P20"/>
      <text:p text:style-name="P20">Tous les objets ci-dessous ont été controlés avec le contrôle : </text:p>
      <text:p text:style-name="P77">Réf : {subcontrol_sheet_ref}</text:p>
      <text:p text:style-name="P20">Label : {subcontrol_sheet_label}</text:p>
      <text:p text:style-name="P21"/>
      <text:p text:style-name="P20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37">Réf</text:p>
            <text:p text:style-name="P57">Contrôle</text:p>
          </table:table-cell>
          <table:table-cell table:style-name="Tableau6.A1" office:value-type="string">
            <text:p text:style-name="P48">Objet contrôlé</text:p>
            <text:p text:style-name="P57">Réf, Nom, Etc.</text:p>
          </table:table-cell>
          <table:table-cell table:style-name="Tableau6.A1" office:value-type="string">
            <text:p text:style-name="P40">Réf <text:span text:style-name="T7">Objet</text:span></text:p>
          </table:table-cell>
          <table:table-cell table:style-name="Tableau6.A1" office:value-type="string">
            <text:p text:style-name="P44">Observations</text:p>
          </table:table-cell>
          <table:table-cell table:style-name="Tableau6.E1" office:value-type="string">
            <text:p text:style-name="P49">Verdict</text:p>
          </table:table-cell>
        </table:table-row>
        <table:table-row table:style-name="Tableau6.2">
          <table:table-cell table:style-name="Tableau6.A2" office:value-type="string">
            <text:p text:style-name="P78">[!-- BEGIN row.subcontrols --]</text:p>
            <text:p text:style-name="P78">{subcontrol_ref}</text:p>
          </table:table-cell>
          <table:table-cell table:style-name="Tableau6.B2" office:value-type="string">
            <text:p text:style-name="P79">{subcontrol_object_label}</text:p>
          </table:table-cell>
          <table:table-cell table:style-name="Tableau6.C2" office:value-type="string">
            <text:p text:style-name="P63">{subcontrol_object_ref}</text:p>
          </table:table-cell>
          <table:table-cell table:style-name="Tableau6.D2" office:value-type="string">
            <text:p text:style-name="P66"><text:s/>{subcontrol_note}</text:p>
          </table:table-cell>
          <table:table-cell table:style-name="Tableau6.E2" office:value-type="string">
            <text:p text:style-name="P80">{subcontrol_verdict}[!-- END row.subcontrols --]</text:p>
          </table:table-cell>
        </table:table-row>
      </table:table>
      <text:p text:style-name="P28"/>
      <text:p text:style-name="P27">Liste des <text:span text:style-name="T27">équipements et</text:span> <text:span text:style-name="T27">moyens de contrôle</text:span></text:p>
      <text:p text:style-name="P7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36">Réf</text:p>
            <text:p text:style-name="P55">Equipement</text:p>
          </table:table-cell>
          <table:table-cell table:style-name="Tableau5.A1" office:value-type="string">
            <text:p text:style-name="P47">Libellé</text:p>
          </table:table-cell>
          <table:table-cell table:style-name="Tableau5.A1" office:value-type="string">
            <text:p text:style-name="P39">Réf</text:p>
            <text:p text:style-name="P56">Numéro de lot/série</text:p>
          </table:table-cell>
          <table:table-cell table:style-name="Tableau5.A1" office:value-type="string">
            <text:p text:style-name="P47">Description</text:p>
          </table:table-cell>
          <table:table-cell table:style-name="Tableau5.A1" office:value-type="string">
            <text:p text:style-name="P47">DLUO/DDM</text:p>
          </table:table-cell>
          <table:table-cell table:style-name="Tableau5.F1" office:value-type="string">
            <text:p text:style-name="P65">Durée de vie <text:span text:style-name="T28">restante</text:span></text:p>
          </table:table-cell>
        </table:table-row>
        <table:table-row table:style-name="Tableau5.2">
          <table:table-cell table:style-name="Tableau5.A2" office:value-type="string">
            <text:p text:style-name="P62">[!-- BEGIN row.equipment --]</text:p>
            <text:p text:style-name="P62">{equipment_ref}</text:p>
          </table:table-cell>
          <table:table-cell table:style-name="Tableau5.B2" office:value-type="string">
            <text:p text:style-name="P33">{equipment_label}</text:p>
          </table:table-cell>
          <table:table-cell table:style-name="Tableau5.C2" office:value-type="string">
            <text:p text:style-name="P60">{productlot_batch}</text:p>
          </table:table-cell>
          <table:table-cell table:style-name="Tableau5.D2" office:value-type="string">
            <text:p text:style-name="P33">{equipment_description}</text:p>
          </table:table-cell>
          <table:table-cell table:style-name="Tableau5.E2" office:value-type="string">
            <text:p text:style-name="P51">{dluo}</text:p>
          </table:table-cell>
          <table:table-cell table:style-name="Tableau5.F2" office:value-type="string">
            <text:p text:style-name="P52">{lifetime} [!-- END row.equipment --]</text:p>
          </table:table-cell>
        </table:table-row>
      </table:table>
      <text:p text:style-name="P14"/>
      <text:p text:style-name="P13">Contr<text:span text:style-name="T26">ô</text:span>leur associés au contr<text:span text:style-name="T26">ô</text:span>le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8"><text:span text:style-name="T25">Nom</text:span><text:span text:style-name="T24"> </text:span></text:p>
            <text:p text:style-name="P70"><text:span text:style-name="T18">C</text:span>ontrôleur</text:p>
          </table:table-cell>
          <table:table-cell table:style-name="Tableau1.A1" office:value-type="string">
            <text:p text:style-name="P73">Prénom</text:p>
            <text:p text:style-name="P70"><text:span text:style-name="T18">C</text:span>ontrôleur</text:p>
          </table:table-cell>
          <table:table-cell table:style-name="Tableau1.A1" office:value-type="string">
            <text:p text:style-name="P71">Date de <text:span text:style-name="T23">s</text:span><text:span text:style-name="T18">ignature</text:span></text:p>
            <text:p text:style-name="P70"><text:span text:style-name="T18">C</text:span>ontrôleur</text:p>
          </table:table-cell>
          <table:table-cell table:style-name="Tableau1.D1" office:value-type="string">
            <text:p text:style-name="P72">Signature</text:p>
            <text:p text:style-name="P70"><text:span text:style-name="T18">C</text:span>ontrôleur</text:p>
          </table:table-cell>
        </table:table-row>
        <table:table-row table:style-name="Tableau1.2">
          <table:table-cell table:style-name="Tableau1.A2" office:value-type="string">
            <text:p text:style-name="P17">[!-- BEGIN row.controller --] {controller_lastname}</text:p>
          </table:table-cell>
          <table:table-cell table:style-name="Tableau1.B2" office:value-type="string">
            <text:p text:style-name="P17">{controller_firstname}</text:p>
          </table:table-cell>
          <table:table-cell table:style-name="Tableau1.C2" office:value-type="string">
            <text:p text:style-name="P19">{controller_signature_date}</text:p>
          </table:table-cell>
          <table:table-cell table:style-name="Tableau1.D2" office:value-type="string">
            <text:p text:style-name="P5">{controller_signature} [!-- END row.controller --]</text:p>
          </table:table-cell>
        </table:table-row>
      </table:table>
      <text:p text:style-name="P11"/>
      <text:p text:style-name="P12">Contacts associés au contr<text:span text:style-name="T22">ô</text:span>le : <text:span text:style-name="T24">R</text:span>ôles et signatures</text:p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1">Nom</text:p>
          </table:table-cell>
          <table:table-cell table:style-name="Tableau3.A1" office:value-type="string">
            <text:p text:style-name="P41">Prénom</text:p>
          </table:table-cell>
          <table:table-cell table:style-name="Tableau3.A1" office:value-type="string">
            <text:p text:style-name="P42">R<text:span text:style-name="T20">ô</text:span>le</text:p>
          </table:table-cell>
          <table:table-cell table:style-name="Tableau3.A1" office:value-type="string">
            <text:p text:style-name="P46">Date de signature</text:p>
          </table:table-cell>
          <table:table-cell table:style-name="Tableau3.E1" office:value-type="string">
            <text:p text:style-name="P50">Signature</text:p>
          </table:table-cell>
        </table:table-row>
        <table:table-row>
          <table:table-cell table:style-name="Tableau3.A2" office:value-type="string">
            <text:p text:style-name="P34">[!-- BEGIN row.attendant --] {attendant_lastname}</text:p>
          </table:table-cell>
          <table:table-cell table:style-name="Tableau3.B2" office:value-type="string">
            <text:p text:style-name="P34">{attendant_firstname}</text:p>
          </table:table-cell>
          <table:table-cell table:style-name="Tableau3.C2" office:value-type="string">
            <text:p text:style-name="P34">{attendant_role}</text:p>
          </table:table-cell>
          <table:table-cell table:style-name="Tableau3.D2" office:value-type="string">
            <text:p text:style-name="P34">{attendant_signature_date}</text:p>
          </table:table-cell>
          <table:table-cell table:style-name="Tableau3.E2" office:value-type="string">
            <text:p text:style-name="P30">{attendant_signature}[!-- END row.attendant --]</text:p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fafb5b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3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>
      <style:text-properties fo:language="zxx" fo:country="none" officeooo:rsid="00ffbfce" style:language-asian="zxx" style:country-asian="none" style:language-complex="zxx" style:country-complex="none"/>
    </style:style>
    <style:style style:name="MT4" style:family="text">
      <style:text-properties fo:language="zxx" fo:country="none" officeooo:rsid="00b9cc3f" style:language-asian="zxx" style:country-asian="none" style:language-complex="zxx" style:country-complex="none"/>
    </style:style>
    <style:style style:name="MT5" style:family="text">
      <style:text-properties fo:language="zxx" fo:country="none" officeooo:rsid="00f93a44" style:language-asian="zxx" style:country-asian="none" style:language-complex="zxx" style:country-complex="none"/>
    </style:style>
    <style:style style:name="MT6" style:family="text">
      <style:text-properties officeooo:rsid="0035fdfc"/>
    </style:style>
    <style:style style:name="MT7" style:family="text">
      <style:text-properties officeooo:rsid="00fafb5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1.088cm" fo:margin-left="0cm" fo:margin-right="0cm" fo:margin-top="0.499cm" fo:background-color="transparent" style:dynamic-spacing="false" draw:fill="none" draw:fill-color="#99ccf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0.014cm" svg:width="1.912cm" svg:height="0.358cm" draw:z-index="2"><draw:image xlink:href="Pictures/10000000000000500000000F1A3681F19468C459.png" xlink:type="simple" xlink:show="embed" xlink:actuate="onLoad" draw:mime-type="image/png"/></draw:frame><text:span text:style-name="MT1">{mycompany_logo}</text:span><text:span text:style-name="MT2"><text:tab/></text:span><text:a xlink:type="simple" xlink:href="http://www.evarisk.com/" text:style-name="Internet_20_link" text:visited-style-name="Visited_20_Internet_20_Link"><text:span text:style-name="MT3">E</text:span><text:span text:style-name="MT4">varisk</text:span><text:span text:style-name="MT1">.com</text:span></text:a><text:span text:style-name="MT1"> – </text:span><text:span text:style-name="MT4">Module D</text:span><text:span text:style-name="MT5">igiQual</text:span></text:p>
      </style:header>
      <style:footer>
        <text:p text:style-name="MP2">{mycompany_name} {mycompany_address} {mycompany_website} {mycompany_mail} {mycompany_phone}</text:p>
        <text:p text:style-name="MP3"><text:file-name text:display="name-and-extension">template_masscontroldocument.odt</text:file-name><text:s/><text:tab/><text:span text:style-name="MT6">Version – </text:span><text:span text:style-name="MT7">1.0.0</text:span><text:span text:style-name="MT6">-202</text:span><text:span text:style-name="MT7">40815</text:span> - Page :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3H1M42S</meta:editing-duration>
    <meta:editing-cycles>301</meta:editing-cycles>
    <meta:generator>LibreOffice/7.4.0.3$Windows_X86_64 LibreOffice_project/f85e47c08ddd19c015c0114a68350214f7066f5a</meta:generator>
    <dc:date>2024-08-27T17:36:08.359000000</dc:date>
    <meta:document-statistic meta:table-count="6" meta:image-count="1" meta:object-count="0" meta:page-count="3" meta:paragraph-count="91" meta:word-count="223" meta:character-count="1884" meta:non-whitespace-character-count="1755"/>
    <meta:user-defined meta:name="Info 1"/>
    <meta:user-defined meta:name="Info 2"/>
    <meta:user-defined meta:name="Info 3"/>
    <meta:user-defined meta:name="Info 4"/>
  </office:meta>
</office:document-meta>
</file>